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1" fo:font-size="40pt" officeooo:rsid="001b5f18" officeooo:paragraph-rsid="001b5f18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FreeSans1" fo:font-size="26pt" officeooo:rsid="001b5f18" officeooo:paragraph-rsid="001b5f18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FreeSans1" fo:font-size="28pt" officeooo:rsid="001b5f18" officeooo:paragraph-rsid="001b5f18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FreeSans1" fo:font-size="48pt" officeooo:rsid="001b5f18" officeooo:paragraph-rsid="001b5f18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FreeSans1" fo:font-size="48pt" officeooo:rsid="001c5d73" officeooo:paragraph-rsid="001c5d73" style:font-size-asian="42pt" style:font-size-complex="48pt"/>
    </style:style>
    <style:style style:name="P6" style:family="paragraph" style:parent-style-name="Standard">
      <style:paragraph-properties fo:text-align="center" style:justify-single-word="false"/>
      <style:text-properties style:font-name="FreeSans1" fo:font-size="28pt" officeooo:rsid="001c5d73" officeooo:paragraph-rsid="001c5d73" style:font-size-asian="24.5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 Threats</text:p>
      <text:p text:style-name="P2"/>
      <text:p text:style-name="P2">Network Threats are potential dangers or malicious activities that can compromise the integrity,confidentiality,or availability of data in a computer network. These threats can be internal or external, and the target devices, data, and communication channels.</text:p>
      <text:p text:style-name="P2"/>
      <text:p text:style-name="P1">Here are some common types of Network threats:</text:p>
      <text:p text:style-name="P1"/>
      <text:p text:style-name="P1">1. Malware(Malicious Software)</text:p>
      <text:p text:style-name="P3"/>
      <text:p text:style-name="P3">Viruses – Spread by attaching to legitimate files and programs.</text:p>
      <text:p text:style-name="P3"/>
      <text:p text:style-name="P3">Worms – Self-replicating and spread without user interaction.</text:p>
      <text:p text:style-name="P3"><text:soft-page-break/>Trojans – Disguised as legitimate software but provide backdoor access.</text:p>
      <text:p text:style-name="P3"/>
      <text:p text:style-name="P3">Ransomware – Encrypts data and demands payment for the decryption key.</text:p>
      <text:p text:style-name="P3"/>
      <text:p text:style-name="P3">Spyware/Adware – Collects sensitive information or displays unwanted ads.</text:p>
      <text:p text:style-name="P3"/>
      <text:p text:style-name="P4">2. Phishing and Social Engineering</text:p>
      <text:p text:style-name="P4"/>
      <text:p text:style-name="P3">Attackers trick users into giving away credentials,installing malware,or disclosing personal information through emails, fake websites, or calls.</text:p>
      <text:p text:style-name="P3"/>
      <text:p text:style-name="P5"/>
      <text:p text:style-name="P5"/>
      <text:p text:style-name="P5"><text:soft-page-break/>3. Unauthorized Access</text:p>
      <text:p text:style-name="P6"/>
      <text:p text:style-name="P6">Gaining access to a network or system without permission.</text:p>
      <text:p text:style-name="P6">Brute Force Attacks</text:p>
      <text:p text:style-name="P6">Credential Stuffing</text:p>
      <text:p text:style-name="P6">Privilege Excalation</text:p>
      <text:p text:style-name="P6"/>
      <text:p text:style-name="P5">4. Denial-Of-Service(DoS) and Distributed DoS(DDoS)</text:p>
      <text:p text:style-name="P5"/>
      <text:p text:style-name="P6">Overloads systems or networks with traffic to make them unavailable to users.</text:p>
      <text:p text:style-name="P6"/>
      <text:p text:style-name="P5"><text:soft-page-break/>5. Man-in-the-Middle(MitM) Attacks</text:p>
      <text:p text:style-name="P6"/>
      <text:p text:style-name="P6">An attacker secretly intercepts or alters communication between two parties.</text:p>
      <text:p text:style-name="P6">Common in unsecured Wi-fi networks.</text:p>
      <text:p text:style-name="P5"/>
      <text:p text:style-name="P5">6. DNS Spoofing/Poisoning</text:p>
      <text:p text:style-name="P6"/>
      <text:p text:style-name="P6">Redirects traffic from a legitimate site to a malicious one by corrupting DNS record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7. Firewall and Network Device Attacks</text:p>
      <text:p text:style-name="P6"/>
      <text:p text:style-name="P6">Exploiting vulnerabilities in firewalls, routers, or switches to bypass security controls.</text:p>
      <text:p text:style-name="P5"/>
      <text:p text:style-name="P5">8. Zero-Day Exploits</text:p>
      <text:p text:style-name="P6"/>
      <text:p text:style-name="P6">Attacks that occur on the same day a vulnerability is discovered,before a patch is availabl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9. Packet Sniffing</text:p>
      <text:p text:style-name="P6"/>
      <text:p text:style-name="P6">Capturing and analyzing data packets on a network to eavesdrop on communications or steal information.</text:p>
      <text:p text:style-name="P5"/>
      <text:p text:style-name="P5">10. Insider Threats</text:p>
      <text:p text:style-name="P6"/>
      <text:p text:style-name="P6">Disgruntled employees or careless staff who unintentionally or deliberately compromise secur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7:21:57.585705914</meta:creation-date>
    <dc:date>2025-06-06T17:49:07.641656894</dc:date>
    <meta:editing-duration>PT13M55S</meta:editing-duration>
    <meta:editing-cycles>1</meta:editing-cycles>
    <meta:document-statistic meta:table-count="0" meta:image-count="0" meta:object-count="0" meta:page-count="6" meta:paragraph-count="31" meta:word-count="251" meta:character-count="1864" meta:non-whitespace-character-count="1639"/>
    <meta:generator>LibreOffice/25.2.3.2$Linux_X86_64 LibreOffice_project/520$Build-2</meta:generator>
  </office:meta>
</office:document-meta>
</file>